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URRACO DE LA CRUZ JHOAN ANTO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07119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IMBO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16046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URRACO DE LA CRUZ JHOAN ANTO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07119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/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07119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11721307</text:p>
          </table:table-cell>
          <table:table-cell table:style-name="Tabla2.D3" office:value-type="string">
            <text:p text:style-name="P23">120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14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